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style:font-name="Aptos" style:font-name-asian="Aptos" style:font-name-complex="Aptos" fo:color="#000000"/>
    </style:style>
    <style:style style:name="TableColumn3" style:family="table-column">
      <style:table-column-properties style:column-width="2.0708in" style:use-optimal-column-width="false"/>
    </style:style>
    <style:style style:name="TableColumn4" style:family="table-column">
      <style:table-column-properties style:column-width="2.0708in" style:use-optimal-column-width="false"/>
    </style:style>
    <style:style style:name="TableColumn5" style:family="table-column">
      <style:table-column-properties style:column-width="2.0708in" style:use-optimal-column-width="false"/>
    </style:style>
    <style:style style:name="Table2" style:family="table">
      <style:table-properties style:width="6.212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625in" fo:padding-bottom="0in" fo:padding-right="0.0625in"/>
    </style:style>
    <style:style style:name="P8" style:parent-style-name="Normalny" style:family="paragraph">
      <style:paragraph-properties fo:text-align="center" fo:margin-bottom="0in" fo:line-height="100%"/>
      <style:text-properties style:font-name="Calibri Light" style:font-name-asian="Calibri Light" style:font-name-complex="Calibri Light" fo:color="#000000" fo:font-size="14pt" style:font-size-asian="14pt" style:font-size-complex="14pt"/>
    </style:style>
    <style:style style:name="P9" style:parent-style-name="Normalny" style:family="paragraph">
      <style:paragraph-properties fo:text-align="center" fo:margin-bottom="0in" fo:line-height="100%"/>
      <style:text-properties style:font-name="Calibri Light" style:font-name-asian="Calibri Light" style:font-name-complex="Calibri Light" fo:color="#000000" fo:font-size="14pt" style:font-size-asian="14pt" style:font-size-complex="14pt"/>
    </style:style>
    <style:style style:name="TableRow10" style:family="table-row">
      <style:table-row-properties style:min-row-height="0.2083in" style:use-optimal-row-height="false"/>
    </style:style>
    <style:style style:name="TableCell11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625in" fo:padding-bottom="0in" fo:padding-right="0.0625in"/>
    </style:style>
    <style:style style:name="P12" style:parent-style-name="Nagłówek1" style:family="paragraph">
      <style:paragraph-properties fo:text-align="center" fo:line-height="100%"/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color="#333333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.0625in" fo:padding-bottom="0in" fo:padding-right="0.0625in"/>
    </style:style>
    <style:style style:name="P15" style:parent-style-name="Normalny" style:family="paragraph">
      <style:paragraph-properties fo:margin-bottom="0in" fo:line-height="100%"/>
    </style:style>
    <style:style style:name="T1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000000"/>
    </style:style>
    <style:style style:name="P17" style:parent-style-name="Normalny" style:family="paragraph">
      <style:paragraph-properties fo:margin-bottom="0in" fo:line-height="100%"/>
      <style:text-properties style:font-name="Calibri Light" style:font-name-asian="Calibri Light" style:font-name-complex="Calibri Light" fo:color="#000000"/>
    </style:style>
    <style:style style:name="P18" style:parent-style-name="Normalny" style:family="paragraph">
      <style:paragraph-properties fo:margin-bottom="0in" fo:line-height="100%"/>
      <style:text-properties style:font-name="Calibri Light" style:font-name-asian="Calibri Light" style:font-name-complex="Calibri Light" fo:color="#000000"/>
    </style:style>
    <style:style style:name="P19" style:parent-style-name="Normalny" style:family="paragraph">
      <style:paragraph-properties fo:margin-bottom="0in" fo:line-height="100%"/>
      <style:text-properties style:font-name="Calibri Light" style:font-name-asian="Calibri Light" style:font-name-complex="Calibri Light" fo:color="#000000"/>
    </style:style>
    <style:style style:name="P20" style:parent-style-name="Normalny" style:family="paragraph">
      <style:paragraph-properties fo:margin-bottom="0in" fo:line-height="100%"/>
      <style:text-properties style:font-name="Calibri Light" style:font-name-asian="Calibri Light" style:font-name-complex="Calibri Light" fo:color="#000000"/>
    </style:style>
    <style:style style:name="TableCell21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.0625in" fo:padding-bottom="0in" fo:padding-right="0.0625in"/>
    </style:style>
    <style:style style:name="P22" style:parent-style-name="Normalny" style:family="paragraph">
      <style:paragraph-properties fo:margin-bottom="0in" fo:line-height="100%"/>
    </style:style>
    <style:style style:name="T2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000000"/>
    </style:style>
    <style:style style:name="P24" style:parent-style-name="Normalny" style:family="paragraph">
      <style:paragraph-properties fo:margin-bottom="0in" fo:line-height="100%"/>
      <style:text-properties style:font-name="Calibri Light" style:font-name-asian="Calibri Light" style:font-name-complex="Calibri Light" fo:color="#000000"/>
    </style:style>
    <style:style style:name="TableCell25" style:family="table-cell">
      <style:table-cell-properties fo:border-top="0.0069in solid #000000" fo:border-left="0.0069in solid #000000" fo:border-bottom="0.0104in solid #000000" fo:border-right="0.0104in solid #000000" style:writing-mode="lr-tb" fo:padding-top="0in" fo:padding-left="0.0625in" fo:padding-bottom="0in" fo:padding-right="0.0625in"/>
    </style:style>
    <style:style style:name="P26" style:parent-style-name="Normalny" style:family="paragraph">
      <style:paragraph-properties fo:margin-bottom="0in" fo:line-height="100%"/>
    </style:style>
    <style:style style:name="T27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000000"/>
    </style:style>
    <style:style style:name="P28" style:parent-style-name="Normalny" style:family="paragraph">
      <style:paragraph-properties fo:margin-bottom="0in"/>
    </style:style>
    <style:style style:name="T29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4pt" style:font-size-asian="14pt" style:font-size-complex="14pt"/>
    </style:style>
    <style:style style:name="T30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4pt" style:font-size-asian="14pt" style:font-size-complex="14pt"/>
    </style:style>
    <style:style style:name="T31" style:parent-style-name="Domyślnaczcionkaakapitu" style:family="text">
      <style:text-properties fo:font-size="16pt" style:font-size-asian="16pt" style:font-size-complex="16pt"/>
    </style:style>
    <style:style style:name="T32" style:parent-style-name="Domyślnaczcionkaakapitu" style:family="text">
      <style:text-properties fo:font-size="16pt" style:font-size-asian="16pt" style:font-size-complex="16pt"/>
    </style:style>
    <style:style style:name="P33" style:parent-style-name="Normalny" style:family="paragraph">
      <style:paragraph-properties fo:text-align="justify" fo:margin-top="0.1666in" fo:margin-bottom="0.1666in" fo:line-height="150%"/>
    </style:style>
    <style:style style:name="T34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5" style:parent-style-name="Domyślnaczcionkaakapitu" style:family="text">
      <style:text-properties style:font-name="Calibri Light" style:font-name-asian="Calibri Light" style:font-name-complex="Calibri Light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3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7" style:parent-style-name="Akapitzlistą" style:family="paragraph">
      <style:paragraph-properties fo:text-align="justify" fo:margin-top="0.1666in" fo:margin-bottom="0.1666in" fo:line-height="150%"/>
    </style:style>
    <style:style style:name="T38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9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40" style:parent-style-name="Akapitzlistą" style:family="paragraph">
      <style:paragraph-properties fo:text-align="justify" fo:margin-top="0.1666in" fo:margin-bottom="0.1666in" fo:line-height="150%"/>
    </style:style>
    <style:style style:name="T41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42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43" style:parent-style-name="Akapitzlistą" style:family="paragraph">
      <style:paragraph-properties fo:text-align="justify" fo:margin-top="0.1666in" fo:margin-bottom="0.1666in" fo:line-height="150%"/>
    </style:style>
    <style:style style:name="T44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45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4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47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48" style:parent-style-name="Normalny" style:family="paragraph">
      <style:paragraph-properties fo:text-align="justify" fo:margin-top="0.1666in" fo:margin-bottom="0.1666in" fo:line-height="150%"/>
    </style:style>
    <style:style style:name="T49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50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51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6pt" style:font-size-asian="16pt" style:font-size-complex="16pt"/>
    </style:style>
    <style:style style:name="P52" style:parent-style-name="Normalny" style:family="paragraph">
      <style:paragraph-properties fo:text-align="justify" fo:margin-top="0.1666in" fo:margin-bottom="0.1666in" fo:line-height="150%"/>
    </style:style>
    <style:style style:name="T5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6pt" style:font-size-asian="16pt" style:font-size-complex="16pt"/>
    </style:style>
    <style:style style:name="P54" style:parent-style-name="Normalny" style:family="paragraph">
      <style:paragraph-properties fo:text-align="justify" fo:margin-top="0.1666in" fo:margin-bottom="0.1666in" fo:line-height="150%"/>
    </style:style>
    <style:style style:name="T55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5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57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58" style:parent-style-name="Normalny" style:family="paragraph">
      <style:paragraph-properties fo:text-align="justify" fo:margin-top="0.1666in" fo:margin-bottom="0.1666in" fo:line-height="150%"/>
    </style:style>
    <style:style style:name="T59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60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61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62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63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64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65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66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67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68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69" style:parent-style-name="Normalny" style:family="paragraph">
      <style:paragraph-properties fo:text-align="justify" fo:margin-top="0.1666in" fo:margin-bottom="0.1666in" fo:line-height="150%"/>
    </style:style>
    <style:style style:name="T70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71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72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73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74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75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7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77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78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79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80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81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82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6pt" style:font-size-asian="16pt" style:font-size-complex="16pt"/>
    </style:style>
    <style:style style:name="P83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6pt" style:font-size-asian="16pt" style:font-size-complex="16pt"/>
    </style:style>
    <style:style style:name="P84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6pt" style:font-size-asian="16pt" style:font-size-complex="16pt"/>
    </style:style>
    <style:style style:name="P85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6pt" style:font-size-asian="16pt" style:font-size-complex="16pt"/>
    </style:style>
    <style:style style:name="P86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P87" style:parent-style-name="Akapitzlistą" style:family="paragraph">
      <style:paragraph-properties fo:text-align="justify" fo:margin-top="0.1666in" fo:margin-bottom="0.1666in" fo:line-height="150%"/>
    </style:style>
    <style:style style:name="T88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89" style:parent-style-name="Domyślnaczcionkaakapitu" style:family="text">
      <style:text-properties style:font-name="Calibri Light" style:font-name-asian="Calibri Light" style:font-name-complex="Calibri Light" fo:font-style="italic" style:font-style-asian="italic" style:font-style-complex="italic" fo:font-size="11pt" style:font-size-asian="11pt" style:font-size-complex="11pt"/>
    </style:style>
    <style:style style:name="T90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91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92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93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P94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95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96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97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P98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99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00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01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02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03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04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05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P106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07" style:parent-style-name="Akapitzlistą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08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/>
    </style:style>
    <style:style style:name="P109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/>
    </style:style>
    <style:style style:name="P110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/>
    </style:style>
    <style:style style:name="P111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/>
    </style:style>
    <style:style style:name="P112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/>
    </style:style>
    <style:style style:name="P113" style:parent-style-name="Normalny" style:family="paragraph">
      <style:paragraph-properties fo:text-align="justify"/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P114" style:parent-style-name="Normalny" style:family="paragraph">
      <style:paragraph-properties fo:text-align="justify"/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P115" style:parent-style-name="Normalny" style:family="paragraph">
      <style:paragraph-properties fo:text-align="justify"/>
    </style:style>
    <style:style style:name="T11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T117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P118" style:parent-style-name="Normalny" style:family="paragraph">
      <style:paragraph-properties fo:text-align="justify"/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color="#00B0F0" fo:font-size="14pt" style:font-size-asian="14pt" style:font-size-complex="14pt" style:text-underline-type="single" style:text-underline-style="solid" style:text-underline-width="auto" style:text-underline-mode="continuous"/>
    </style:style>
    <style:style style:name="P119" style:parent-style-name="Normalny" style:family="paragraph">
      <style:paragraph-properties fo:margin-top="0.1666in" fo:margin-bottom="0.1666in" fo:line-height="150%"/>
    </style:style>
    <style:style style:name="T120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121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122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123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124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12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00B0F0"/>
    </style:style>
    <style:style style:name="T12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27" style:parent-style-name="Domyślnaczcionkaakapitu" style:family="text">
      <style:text-properties style:font-name="Calibri Light" style:font-name-asian="Calibri Light" style:font-name-complex="Calibri Light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128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29" style:parent-style-name="Domyślnaczcionkaakapitu" style:family="text">
      <style:text-properties style:font-name="Calibri Light" style:font-name-asian="Calibri Light" style:font-name-complex="Calibri Light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130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31" style:parent-style-name="Domyślnaczcionkaakapitu" style:family="text">
      <style:text-properties style:font-name="Calibri Light" style:font-name-asian="Calibri Light" style:font-name-complex="Calibri Light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132" style:parent-style-name="Domyślnaczcionkaakapitu" style:family="text">
      <style:text-properties style:font-name="Calibri Light" style:font-name-asian="Calibri Light" style:font-name-complex="Calibri Light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13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34" style:parent-style-name="Domyślnaczcionkaakapitu" style:family="text">
      <style:text-properties style:font-name="Calibri Light" style:font-name-asian="Calibri Light" style:font-name-complex="Calibri Light" fo:font-style="italic" style:font-style-asian="italic" style:font-style-complex="italic" fo:font-size="11pt" style:font-size-asian="11pt" style:font-size-complex="11pt"/>
    </style:style>
    <style:style style:name="P135" style:parent-style-name="Nagłówek4" style:family="paragraph">
      <style:paragraph-properties fo:margin-top="0.2215in" fo:margin-bottom="0.2215in"/>
    </style:style>
    <style:style style:name="T13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00B0F0"/>
    </style:style>
    <style:style style:name="T137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38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39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40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41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42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43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44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4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46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47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148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49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150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151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P152" style:parent-style-name="Nagłówek4" style:family="paragraph">
      <style:paragraph-properties fo:margin-top="0.2215in" fo:margin-bottom="0.2215in"/>
    </style:style>
    <style:style style:name="T15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00B0F0"/>
    </style:style>
    <style:style style:name="T154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00B0F0"/>
    </style:style>
    <style:style style:name="T15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56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57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58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59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60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61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62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63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64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16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66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P167" style:parent-style-name="Normalny" style:family="paragraph">
      <style:paragraph-properties fo:text-align="justify"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168" style:parent-style-name="Normalny" style:family="paragraph">
      <style:paragraph-properties fo:text-align="justify"/>
      <style:text-properties style:font-name="Calibri Light" style:font-name-asian="Calibri Light" style:font-name-complex="Calibri Light" fo:font-size="11pt" style:font-size-asian="11pt" style:font-size-complex="11pt"/>
    </style:style>
    <style:style style:name="P169" style:parent-style-name="Normalny" style:family="paragraph">
      <style:paragraph-properties fo:text-align="center" fo:margin-top="0.1666in" fo:margin-bottom="0.1666in"/>
    </style:style>
    <style:style style:name="P170" style:parent-style-name="Normalny" style:family="paragraph">
      <style:paragraph-properties fo:text-align="justify"/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color="#4EA72E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Normalny" style:family="paragraph">
      <style:paragraph-properties fo:text-align="justify"/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color="#4EA72E" fo:font-size="14pt" style:font-size-asian="14pt" style:font-size-complex="14pt" style:text-underline-type="single" style:text-underline-style="solid" style:text-underline-width="auto" style:text-underline-mode="continuous"/>
    </style:style>
    <style:style style:name="P172" style:parent-style-name="Normalny" style:family="paragraph">
      <style:paragraph-properties fo:text-align="justify"/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color="#4EA72E" fo:font-size="14pt" style:font-size-asian="14pt" style:font-size-complex="14pt" style:text-underline-type="single" style:text-underline-style="solid" style:text-underline-width="auto" style:text-underline-mode="continuous"/>
    </style:style>
    <style:style style:name="P173" style:parent-style-name="Nagłówek4" style:family="paragraph">
      <style:paragraph-properties fo:margin-top="0.2215in" fo:margin-bottom="0.2215in"/>
    </style:style>
    <style:style style:name="T174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4EA72E" fo:font-size="11pt" style:font-size-asian="11pt" style:font-size-complex="11pt"/>
    </style:style>
    <style:style style:name="T17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76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77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78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79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80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181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82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183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P184" style:parent-style-name="Normalny" style:family="paragraph">
      <style:text-properties fo:font-size="11pt" style:font-size-asian="11pt" style:font-size-complex="11pt"/>
    </style:style>
    <style:style style:name="P185" style:parent-style-name="Nagłówek4" style:family="paragraph">
      <style:paragraph-properties fo:margin-top="0.2215in" fo:margin-bottom="0.2215in"/>
    </style:style>
    <style:style style:name="T18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4EA72E" fo:font-size="11pt" style:font-size-asian="11pt" style:font-size-complex="11pt"/>
    </style:style>
    <style:style style:name="T187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88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89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90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91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192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19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194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P195" style:parent-style-name="Normalny" style:family="paragraph">
      <style:text-properties fo:font-size="11pt" style:font-size-asian="11pt" style:font-size-complex="11pt"/>
    </style:style>
    <style:style style:name="P196" style:parent-style-name="Nagłówek4" style:family="paragraph">
      <style:paragraph-properties fo:margin-top="0.2215in" fo:margin-bottom="0.2215in"/>
    </style:style>
    <style:style style:name="T197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4EA72E" fo:font-size="11pt" style:font-size-asian="11pt" style:font-size-complex="11pt"/>
    </style:style>
    <style:style style:name="T198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199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200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201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202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20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204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205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20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207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P208" style:parent-style-name="Nagłówek4" style:family="paragraph">
      <style:paragraph-properties fo:margin-top="0.2215in" fo:margin-bottom="0.2215in"/>
    </style:style>
    <style:style style:name="T209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4EA72E" fo:font-size="11pt" style:font-size-asian="11pt" style:font-size-complex="11pt"/>
    </style:style>
    <style:style style:name="T210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211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212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 style:text-underline-type="single" style:text-underline-style="solid" style:text-underline-width="auto" style:text-underline-mode="continuous"/>
    </style:style>
    <style:style style:name="T213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214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P215" style:parent-style-name="Normalny" style:family="paragraph">
      <style:paragraph-properties fo:margin-top="0.1666in" fo:margin-bottom="0.1666in"/>
    </style:style>
    <style:style style:name="T21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17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18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219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20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221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22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223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24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225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2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27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228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29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30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231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32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233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234" style:parent-style-name="Normalny" style:family="paragraph">
      <style:paragraph-properties fo:text-align="justify"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235" style:parent-style-name="Normalny" style:family="paragraph">
      <style:paragraph-properties fo:margin-top="0.1951in" fo:margin-bottom="0.1951in"/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P236" style:parent-style-name="Normalny" style:family="paragraph">
      <style:paragraph-properties fo:margin-top="0.1951in" fo:margin-bottom="0.1951in"/>
    </style:style>
    <style:style style:name="T237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T238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4pt" style:font-size-asian="14pt" style:font-size-complex="14pt"/>
    </style:style>
    <style:style style:name="P239" style:parent-style-name="Akapitzlistą" style:family="paragraph">
      <style:paragraph-properties fo:text-align="justify" fo:line-height="150%"/>
    </style:style>
    <style:style style:name="T240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41" style:parent-style-name="Domyślnaczcionkaakapitu" style:family="text">
      <style:text-properties fo:font-size="11pt" style:font-size-asian="11pt" style:font-size-complex="11pt"/>
    </style:style>
    <style:style style:name="T242" style:parent-style-name="Domyślnaczcionkaakapitu" style:family="text">
      <style:text-properties fo:font-size="11pt" style:font-size-asian="11pt" style:font-size-complex="11pt"/>
    </style:style>
    <style:style style:name="P243" style:parent-style-name="Akapitzlistą" style:family="paragraph">
      <style:paragraph-properties fo:text-align="justify" fo:line-height="150%"/>
    </style:style>
    <style:style style:name="T244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45" style:parent-style-name="Domyślnaczcionkaakapitu" style:family="text">
      <style:text-properties fo:font-size="11pt" style:font-size-asian="11pt" style:font-size-complex="11pt"/>
    </style:style>
    <style:style style:name="T246" style:parent-style-name="Domyślnaczcionkaakapitu" style:family="text">
      <style:text-properties fo:font-size="11pt" style:font-size-asian="11pt" style:font-size-complex="11pt"/>
    </style:style>
    <style:style style:name="P247" style:parent-style-name="Akapitzlistą" style:family="paragraph">
      <style:paragraph-properties fo:text-align="justify" fo:line-height="150%"/>
    </style:style>
    <style:style style:name="T248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49" style:parent-style-name="Domyślnaczcionkaakapitu" style:family="text">
      <style:text-properties fo:font-size="11pt" style:font-size-asian="11pt" style:font-size-complex="11pt"/>
    </style:style>
    <style:style style:name="T250" style:parent-style-name="Domyślnaczcionkaakapitu" style:family="text">
      <style:text-properties fo:font-size="11pt" style:font-size-asian="11pt" style:font-size-complex="11pt"/>
    </style:style>
    <style:style style:name="P251" style:parent-style-name="Akapitzlistą" style:family="paragraph">
      <style:paragraph-properties fo:text-align="justify" fo:line-height="150%"/>
    </style:style>
    <style:style style:name="T252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53" style:parent-style-name="Domyślnaczcionkaakapitu" style:family="text">
      <style:text-properties fo:font-size="11pt" style:font-size-asian="11pt" style:font-size-complex="11pt"/>
    </style:style>
    <style:style style:name="T254" style:parent-style-name="Domyślnaczcionkaakapitu" style:family="text">
      <style:text-properties fo:font-size="11pt" style:font-size-asian="11pt" style:font-size-complex="11pt"/>
    </style:style>
    <style:style style:name="P255" style:parent-style-name="Akapitzlistą" style:family="paragraph">
      <style:paragraph-properties fo:text-align="justify" fo:line-height="150%"/>
    </style:style>
    <style:style style:name="T256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57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58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59" style:parent-style-name="Domyślnaczcionkaakapitu" style:family="text">
      <style:text-properties fo:font-size="11pt" style:font-size-asian="11pt" style:font-size-complex="11pt"/>
    </style:style>
    <style:style style:name="P260" style:parent-style-name="Akapitzlistą" style:family="paragraph">
      <style:paragraph-properties fo:text-align="justify" fo:line-height="150%"/>
    </style:style>
    <style:style style:name="T261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62" style:parent-style-name="Domyślnaczcionkaakapitu" style:family="text">
      <style:text-properties fo:font-size="11pt" style:font-size-asian="11pt" style:font-size-complex="11pt"/>
    </style:style>
    <style:style style:name="T263" style:parent-style-name="Domyślnaczcionkaakapitu" style:family="text">
      <style:text-properties fo:font-size="11pt" style:font-size-asian="11pt" style:font-size-complex="11pt"/>
    </style:style>
    <style:style style:name="P264" style:parent-style-name="Akapitzlistą" style:family="paragraph">
      <style:paragraph-properties fo:text-align="justify" fo:line-height="150%"/>
    </style:style>
    <style:style style:name="T265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66" style:parent-style-name="Domyślnaczcionkaakapitu" style:family="text">
      <style:text-properties fo:font-size="11pt" style:font-size-asian="11pt" style:font-size-complex="11pt"/>
    </style:style>
    <style:style style:name="T267" style:parent-style-name="Domyślnaczcionkaakapitu" style:family="text">
      <style:text-properties fo:font-size="11pt" style:font-size-asian="11pt" style:font-size-complex="11pt"/>
    </style:style>
    <style:style style:name="P268" style:parent-style-name="Akapitzlistą" style:family="paragraph">
      <style:paragraph-properties fo:text-align="justify" fo:line-height="150%"/>
    </style:style>
    <style:style style:name="T269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70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71" style:parent-style-name="Domyślnaczcionkaakapitu" style:family="text">
      <style:text-properties fo:font-size="11pt" style:font-size-asian="11pt" style:font-size-complex="11pt"/>
    </style:style>
    <style:style style:name="P272" style:parent-style-name="Akapitzlistą" style:family="paragraph">
      <style:paragraph-properties fo:text-align="justify" fo:line-height="150%"/>
    </style:style>
    <style:style style:name="T273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74" style:parent-style-name="Domyślnaczcionkaakapitu" style:family="text">
      <style:text-properties fo:font-size="11pt" style:font-size-asian="11pt" style:font-size-complex="11pt"/>
    </style:style>
    <style:style style:name="T275" style:parent-style-name="Domyślnaczcionkaakapitu" style:family="text">
      <style:text-properties fo:font-size="11pt" style:font-size-asian="11pt" style:font-size-complex="11pt"/>
    </style:style>
    <style:style style:name="P276" style:parent-style-name="Akapitzlistą" style:family="paragraph">
      <style:paragraph-properties fo:text-align="justify" fo:line-height="150%"/>
    </style:style>
    <style:style style:name="T277" style:parent-style-name="Domyślnaczcionkaakapitu" style:family="text">
      <style:text-properties fo:font-weight="bold" style:font-weight-asian="bold" style:font-weight-complex="bold" fo:font-size="11pt" style:font-size-asian="11pt" style:font-size-complex="11pt"/>
    </style:style>
    <style:style style:name="T278" style:parent-style-name="Domyślnaczcionkaakapitu" style:family="text">
      <style:text-properties fo:font-size="11pt" style:font-size-asian="11pt" style:font-size-complex="11pt"/>
    </style:style>
    <style:style style:name="T279" style:parent-style-name="Domyślnaczcionkaakapitu" style:family="text">
      <style:text-properties fo:font-size="11pt" style:font-size-asian="11pt" style:font-size-complex="11pt"/>
    </style:style>
    <style:style style:name="P280" style:parent-style-name="Normalny" style:family="paragraph">
      <style:paragraph-properties fo:text-align="justify"/>
    </style:style>
    <style:style style:name="P281" style:parent-style-name="Normalny" style:family="paragraph">
      <style:paragraph-properties fo:line-height="150%"/>
    </style:style>
    <style:style style:name="T282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P283" style:parent-style-name="Normalny" style:family="paragraph">
      <style:paragraph-properties fo:margin-top="0.1666in" fo:margin-bottom="0.1666in"/>
    </style:style>
    <style:style style:name="T284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28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28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287" style:parent-style-name="Nagłówek4" style:family="paragraph">
      <style:paragraph-properties fo:margin-top="0.2215in" fo:margin-bottom="0.2215in"/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P288" style:parent-style-name="Akapitzlistą" style:family="paragraph">
      <style:paragraph-properties fo:margin-top="0.1666in" fo:margin-bottom="0.1666in"/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P289" style:parent-style-name="Akapitzlistą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290" style:parent-style-name="Akapitzlistą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291" style:parent-style-name="Akapitzlistą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292" style:parent-style-name="Akapitzlistą" style:family="paragraph">
      <style:paragraph-properties fo:margin-top="0.1666in" fo:margin-bottom="0.1666in"/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P293" style:parent-style-name="Akapitzlistą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294" style:parent-style-name="Akapitzlistą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295" style:parent-style-name="Normalny" style:family="paragraph">
      <style:paragraph-properties fo:margin-top="0.1666in" fo:margin-bottom="0.1666in" fo:margin-left="1in">
        <style:tab-stops/>
      </style:paragraph-properties>
      <style:text-properties style:font-name="Calibri Light" style:font-name-asian="Calibri Light" style:font-name-complex="Calibri Light" fo:font-size="11pt" style:font-size-asian="11pt" style:font-size-complex="11pt"/>
    </style:style>
    <style:style style:name="P296" style:parent-style-name="Normalny" style:family="paragraph">
      <style:paragraph-properties fo:margin-top="0.1666in" fo:margin-bottom="0.1666in" fo:margin-left="0.9833in">
        <style:tab-stops/>
      </style:paragraph-properties>
    </style:style>
    <style:style style:name="P297" style:parent-style-name="Normalny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298" style:parent-style-name="Normalny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299" style:parent-style-name="Normalny" style:family="paragraph">
      <style:paragraph-properties fo:margin-top="0.1666in" fo:margin-bottom="0.1666in"/>
    </style:style>
    <style:style style:name="T300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01" style:parent-style-name="Akapitzlistą" style:family="paragraph">
      <style:paragraph-properties fo:margin-top="0.1666in" fo:margin-bottom="0.1666in"/>
    </style:style>
    <style:style style:name="T302" style:parent-style-name="Domyślnaczcionkaakapitu" style:family="text">
      <style:text-properties style:font-name="Calibri Light" style:font-name-asian="Calibri Light" style:font-name-complex="Calibri Light"/>
    </style:style>
    <style:style style:name="T30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/>
    </style:style>
    <style:style style:name="T304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05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30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07" style:parent-style-name="Akapitzlistą" style:family="paragraph">
      <style:paragraph-properties fo:margin-top="0.1666in" fo:margin-bottom="0.1666in"/>
    </style:style>
    <style:style style:name="T308" style:parent-style-name="Domyślnaczcionkaakapitu" style:family="text">
      <style:text-properties style:font-name="Calibri Light" style:font-name-asian="Calibri Light" style:font-name-complex="Calibri Light"/>
    </style:style>
    <style:style style:name="T309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/>
    </style:style>
    <style:style style:name="T310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11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312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13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14" style:parent-style-name="Akapitzlistą" style:family="paragraph">
      <style:paragraph-properties fo:margin-top="0.1666in" fo:margin-bottom="0.1666in"/>
    </style:style>
    <style:style style:name="T31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/>
    </style:style>
    <style:style style:name="T31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17" style:parent-style-name="Normalny" style:family="paragraph">
      <style:paragraph-properties fo:margin-top="0.1666in" fo:margin-bottom="0.1666in" fo:margin-left="0.4916in">
        <style:tab-stops/>
      </style:paragraph-properties>
      <style:text-properties style:font-name="Calibri Light" style:font-name-asian="Calibri Light" style:font-name-complex="Calibri Light" fo:font-size="11pt" style:font-size-asian="11pt" style:font-size-complex="11pt"/>
    </style:style>
    <style:style style:name="P318" style:parent-style-name="Normalny" style:family="paragraph">
      <style:paragraph-properties fo:margin-top="0.2215in" fo:margin-bottom="0.2215in" fo:line-height="150%"/>
    </style:style>
    <style:style style:name="T319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T320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21" style:parent-style-name="Normalny" style:family="paragraph">
      <style:paragraph-properties fo:margin-top="0.2215in" fo:margin-bottom="0.2215in" fo:line-height="150%"/>
    </style:style>
    <style:style style:name="T322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7030A0"/>
    </style:style>
    <style:style style:name="T32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24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2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2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2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328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29" style:parent-style-name="Normalny" style:family="paragraph">
      <style:paragraph-properties fo:margin-top="0.2215in" fo:margin-bottom="0.2215in" fo:line-height="150%"/>
    </style:style>
    <style:style style:name="P330" style:parent-style-name="Normalny" style:family="paragraph">
      <style:paragraph-properties fo:margin-top="0.2215in" fo:margin-bottom="0.2215in" fo:line-height="150%"/>
      <style:text-properties style:font-name="Calibri Light" style:font-name-asian="Calibri Light" style:font-name-complex="Calibri Light" fo:font-weight="bold" style:font-weight-asian="bold" style:font-weight-complex="bold" fo:color="#7030A0"/>
    </style:style>
    <style:style style:name="P331" style:parent-style-name="Normalny" style:family="paragraph">
      <style:paragraph-properties fo:margin-top="0.2215in" fo:margin-bottom="0.2215in" fo:line-height="150%"/>
    </style:style>
    <style:style style:name="T332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color="#7030A0"/>
    </style:style>
    <style:style style:name="T33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34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3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3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3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338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3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340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41" style:parent-style-name="Normalny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342" style:parent-style-name="Nagłówek4" style:family="paragraph">
      <style:paragraph-properties fo:margin-top="0.2215in" fo:margin-bottom="0.2215in" fo:line-height="150%"/>
    </style:style>
    <style:style style:name="T34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tyle="normal" style:font-style-asian="normal" style:font-style-complex="normal" fo:color="#7030A0"/>
    </style:style>
    <style:style style:name="T344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345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34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style:use-window-font-color="true" fo:font-size="11pt" style:font-size-asian="11pt" style:font-size-complex="11pt"/>
    </style:style>
    <style:style style:name="T347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348" style:parent-style-name="Domyślnaczcionkaakapitu" style:family="text">
      <style:text-properties style:font-name="Consolas" style:font-name-asian="Consolas" style:font-name-complex="Consolas" style:use-window-font-color="true" fo:font-size="11pt" style:font-size-asian="11pt" style:font-size-complex="11pt"/>
    </style:style>
    <style:style style:name="T349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T350" style:parent-style-name="Domyślnaczcionkaakapitu" style:family="text">
      <style:text-properties style:font-name="Consolas" style:font-name-asian="Consolas" style:font-name-complex="Consolas" style:use-window-font-color="true" fo:font-size="11pt" style:font-size-asian="11pt" style:font-size-complex="11pt"/>
    </style:style>
    <style:style style:name="T351" style:parent-style-name="Domyślnaczcionkaakapitu" style:family="text">
      <style:text-properties style:font-name="Calibri Light" style:font-name-asian="Calibri Light" style:font-name-complex="Calibri Light" style:use-window-font-color="true" fo:font-size="11pt" style:font-size-asian="11pt" style:font-size-complex="11pt"/>
    </style:style>
    <style:style style:name="P352" style:parent-style-name="Normalny" style:family="paragraph">
      <style:paragraph-properties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353" style:parent-style-name="Normalny" style:family="paragraph">
      <style:paragraph-properties fo:margin-top="0.1666in" fo:margin-bottom="0.1666in" fo:line-height="150%"/>
    </style:style>
    <style:style style:name="T354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T355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56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57" style:parent-style-name="Normalny" style:family="paragraph">
      <style:text-properties style:font-name="Calibri Light" style:font-name-asian="Calibri Light" style:font-name-complex="Calibri Light" fo:font-weight="bold" style:font-weight-asian="bold" style:font-weight-complex="bold" fo:font-size="14pt" style:font-size-asian="14pt" style:font-size-complex="14pt"/>
    </style:style>
    <style:style style:name="P358" style:parent-style-name="Normalny" style:family="paragraph">
      <style:paragraph-properties fo:margin-top="0.1666in" fo:margin-bottom="0.1666in"/>
      <style:text-properties style:font-name="Calibri Light" style:font-name-asian="Calibri Light" style:font-name-complex="Calibri Light" fo:font-size="11pt" style:font-size-asian="11pt" style:font-size-complex="11pt"/>
    </style:style>
    <style:style style:name="P359" style:parent-style-name="Normalny" style:family="paragraph">
      <style:paragraph-properties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P360" style:parent-style-name="Normalny" style:family="paragraph">
      <style:paragraph-properties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P361" style:parent-style-name="Normalny" style:family="paragraph">
      <style:paragraph-properties fo:margin-top="0.1666in" fo:margin-bottom="0.1666in" fo:line-height="150%"/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P362" style:parent-style-name="Normalny" style:family="paragraph">
      <style:paragraph-properties fo:margin-top="0.1666in" fo:margin-bottom="0.1666in" fo:line-height="150%"/>
    </style:style>
    <style:style style:name="T363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8pt" style:font-size-asian="18pt" style:font-size-complex="18pt"/>
    </style:style>
    <style:style style:name="T364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65" style:parent-style-name="Normalny" style:family="paragraph">
      <style:paragraph-properties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366" style:parent-style-name="Normalny" style:family="paragraph">
      <style:paragraph-properties fo:margin-top="0.1666in" fo:margin-bottom="0.1666in" fo:line-height="150%"/>
    </style:style>
    <style:style style:name="T367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68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69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70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71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72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73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74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75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76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77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T378" style:parent-style-name="Domyślnaczcionkaakapitu" style:family="text">
      <style:text-properties style:font-name="Calibri Light" style:font-name-asian="Calibri Light" style:font-name-complex="Calibri Light" fo:font-weight="bold" style:font-weight-asian="bold" style:font-weight-complex="bold" fo:font-size="11pt" style:font-size-asian="11pt" style:font-size-complex="11pt"/>
    </style:style>
    <style:style style:name="T379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  <style:style style:name="P380" style:parent-style-name="Normalny" style:family="paragraph">
      <style:paragraph-properties fo:margin-top="0.1666in" fo:margin-bottom="0.1666in" fo:line-height="150%"/>
      <style:text-properties style:font-name="Calibri Light" style:font-name-asian="Calibri Light" style:font-name-complex="Calibri Light" fo:font-size="11pt" style:font-size-asian="11pt" style:font-size-complex="11pt"/>
    </style:style>
    <style:style style:name="P381" style:parent-style-name="Normalny" style:family="paragraph">
      <style:paragraph-properties fo:margin-top="0.1666in" fo:margin-bottom="0.1666in" fo:line-height="150%"/>
    </style:style>
    <style:style style:name="T382" style:parent-style-name="Domyślnaczcionkaakapitu" style:family="text">
      <style:text-properties style:font-name="Calibri Light" style:font-name-asian="Calibri Light" style:font-name-complex="Calibri Light" fo:font-size="11pt" style:font-size-asian="11pt" style:font-size-complex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Politechnika Świętokrzyska w Kielcach</text:p>
            <text:p text:style-name="P9"><text:s/>Wydział Elektrotechniki, Automatyki i Informatyki <text:s text:c="2"/></text:p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3">
            <text:h text:style-name="P12" text:outline-level="1">Programowanie Gier Komputerowych<text:s/>- sprawozdanie<text:s/>13 (końcowe)</text:h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<text:span text:style-name="T16">Wykonawcy:</text:span></text:p>
            <text:p text:style-name="P17">Maria Majda</text:p>
            <text:p text:style-name="P18">Anna Zapała</text:p>
            <text:p text:style-name="P19">Wojciech Ciosmak</text:p>
            <text:p text:style-name="P20">Daniel Araźny</text:p>
          </table:table-cell>
          <table:table-cell table:style-name="TableCell21">
            <text:p text:style-name="P22"><text:span text:style-name="T23">Grupa:</text:span></text:p>
            <text:p text:style-name="P24">3ID13A</text:p>
          </table:table-cell>
          <table:table-cell table:style-name="TableCell25">
            <text:p text:style-name="P26"><text:span text:style-name="T27">Ocena:</text:span></text:p>
          </table:table-cell>
        </table:table-row>
      </table:table>
      <text:p text:style-name="Normalny"/>
      <text:p text:style-name="P28"><text:span text:style-name="T29">Opis tematyki gry</text:span><text:span text:style-name="T30">:</text:span><text:span text:style-name="T31"><text:s/></text:span><text:span text:style-name="T32"><text:s/></text:span><text:s/><text:s/></text:p>
      <text:p text:style-name="P33"><text:span text:style-name="T34">Nasza gra to dynamiczna strzelanka z elementami logicznymi, łącząca intensywną akcję z rozwiązywaniem zagadek. Gracz wciela się w postać, której celem jest zdobycie pendrive’a i wgranie go do systemu – co stanowi warunek zwycięstwa. Rozgrywka podzielona jest na</text:span><text:span text:style-name="T35"><text:s/>trzy główne sceny</text:span><text:span text:style-name="T36">:</text:span></text:p>
      <text:list text:style-name="LFO7" text:continue-numbering="true">
        <text:list-item>
          <text:p text:style-name="P37"><text:span text:style-name="T38">Budynek (Scena 1)</text:span><text:span text:style-name="T39"><text:s/>– Gra rozpoczyna się wewnątrz opuszczonego budynku, gdzie gracz musi rozwiązać szereg zagadek, by kontynuować postęp. Przeciwnikami są wrogie jednostki UFO, patrolujące teren. W trakcie eksploracji gracz znajduje również przydatne znajdźki, takie jak dodatkowe życie, pancerz (armor) i amunicja (ammo).</text:span></text:p>
        </text:list-item>
        <text:list-item>
          <text:p text:style-name="P40"><text:span text:style-name="T41">Las (Scena 2)</text:span><text:span text:style-name="T42"><text:s/>– Po opuszczeniu budynku gracz trafia do mrocznego lasu, w którym kontynuuje rozwiązywanie zagadek, poruszając się po wyznaczonej ścieżce. Nowym zagrożeniem są dzikie niedźwiedzie, które utrudniają przejście. Na końcu ścieżki znajduje się statek UFO, do którego gracz musi się dostać.</text:span></text:p>
        </text:list-item>
        <text:list-item>
          <text:p text:style-name="P43"><text:span text:style-name="T44">Wnętrze UFO (Scena 3)</text:span><text:span text:style-name="T45"><text:s/>– Ostatnia scena rozgrywa się wewnątrz statku kosmicznego. To tutaj znajduje się pendrive z kluczowymi danymi. Gracz musi przedrzeć się przez zabezpieczenia i stawić czoła ostateczn</text:span><text:span text:style-name="T46">emu bossowi</text:span><text:span text:style-name="T47">. Po zdobyciu pendrive’a i wgraniu go do systemu, gra zostaje zakończona sukcesem.</text:span></text:p>
        </text:list-item>
      </text:list>
      <text:p text:style-name="P48"><text:span text:style-name="T49">Gra łączy elementy strzelanki z zagadkami logicznymi, oferując zróżnicowaną rozgrywkę opartą na eksploracji, walce i myśleniu strategicznym.</text:span></text:p>
      <text:p text:style-name="P50"/>
      <text:p text:style-name="P51"/>
      <text:p text:style-name="P52"><text:span text:style-name="T53">Aspekty techniczne:</text:span></text:p>
      <text:p text:style-name="P54"><text:span text:style-name="T55">Projekt gry został zrealizowany przy użyciu silnika<text:s/></text:span><text:span text:style-name="T56">Unity</text:span><text:span text:style-name="T57">, który zapewnił zaawansowane narzędzia do tworzenia środowiska 3D, obsługi fizyki, systemu kolizji oraz animacji. Unity umożliwiło sprawne zarządzanie scenami gry, przeciwnikami, interfejsem użytkownika oraz implementację głównych mechanik rozgrywki.</text:span></text:p>
      <text:p text:style-name="P58"><text:span text:style-name="T59">Logika gry została zaimplementowana w języku<text:s/></text:span><text:span text:style-name="T60">C#</text:span><text:span text:style-name="T61">, z wykorzystaniem środowiska programistycznego<text:s/></text:span><text:span text:style-name="T62">Visual Studio</text:span><text:span text:style-name="T63">. Skrypty odpowiadają m.in. za:</text:span></text:p>
      <text:list text:style-name="LFO6" text:continue-numbering="true">
        <text:list-item>
          <text:p text:style-name="P64">sterowanie postacią gracza (ruch, celowanie, strzelanie, interakcja),</text:p>
        </text:list-item>
        <text:list-item>
          <text:p text:style-name="P65">zachowanie przeciwników (UFO, niedźwiedzie – sztuczna inteligencja),</text:p>
        </text:list-item>
        <text:list-item>
          <text:p text:style-name="P66">system zbierania przedmiotów (życie, pancerz, amunicja),</text:p>
        </text:list-item>
        <text:list-item>
          <text:p text:style-name="P67">mechanikę zagadek i warunków przejścia do kolejnych scen,</text:p>
        </text:list-item>
        <text:list-item>
          <text:p text:style-name="P68">kontrolę stanu gry (wygrana, przegrana, interfejs informacyjny).</text:p>
        </text:list-item>
      </text:list>
      <text:p text:style-name="P69"><text:span text:style-name="T70">Do tworzenia modeli 3D wykorzystano również program<text:s/></text:span><text:span text:style-name="T71">Blender</text:span><text:span text:style-name="T72">, który posłużył do przygotowania części elementów otoczenia, postaci przeciwników oraz prostych obiektów interaktywnych wykorzystywanych w grze. Modele stworzone w Blenderze zostały odpowiednio zoptymalizowane pod kątem wydajności, z uwzględnieniem</text:span><text:span text:style-name="T73"><text:s/></text:span><text:span text:style-name="T74">poprawnego mapowania tekstur. Następnie zostały wyeksportowane w formacie kompatybilnym z Unity<text:s/></text:span><text:span text:style-name="T75">i</text:span><text:span text:style-name="T76"><text:s/></text:span><text:span text:style-name="T77">zaimportowane do silnika.</text:span></text:p>
      <text:p text:style-name="P78">Wśród modeli wykonanych własnoręcznie znalazły się m.in. fragmenty otoczenia w scenie leśnej,<text:s/>sylwetki przeciwników (UFO<text:s/>i<text:s/>niedźwiedzie), a także elementy statku kosmicznego z ostatniej sceny gry.<text:s/></text:p>
      <text:p text:style-name="P79"/>
      <text:p text:style-name="P80"/>
      <text:p text:style-name="P81"/>
      <text:p text:style-name="P82"/>
      <text:p text:style-name="P83"/>
      <text:p text:style-name="P84"/>
      <text:p text:style-name="P85">Instrukcja uruchomienia i kompilacji:</text:p>
      <text:list text:style-name="LFO5" text:continue-numbering="true">
        <text:list-item>
          <text:p text:style-name="P86">Wymagane oprogramowanie:</text:p>
          <text:list text:continue-numbering="true">
            <text:list-item>
              <text:p text:style-name="P87"><text:span text:style-name="T88">Unity (zalecana wersja:<text:s/></text:span><text:span text:style-name="T89">Unity 2021.3<text:s/></text:span><text:span text:style-name="T90">lub nowsza kompatybilna z projektem)</text:span></text:p>
            </text:list-item>
            <text:list-item>
              <text:p text:style-name="P91">Visual Studio (z zainstalowanym wsparciem dla C# i Unity)</text:p>
            </text:list-item>
            <text:list-item>
              <text:p text:style-name="P92">System operacyjny: Windows 10/11</text:p>
            </text:list-item>
          </text:list>
        </text:list-item>
        <text:list-item>
          <text:p text:style-name="P93">Import projektu:</text:p>
          <text:list text:continue-numbering="true">
            <text:list-item>
              <text:p text:style-name="P94">Otworzyć Unity Hub.</text:p>
            </text:list-item>
            <text:list-item>
              <text:p text:style-name="P95">Kliknąć „Add project” i wskazać folder z projektem.</text:p>
            </text:list-item>
            <text:list-item>
              <text:p text:style-name="P96">Po załadowaniu projektu otworzyć główną scenę startową (Building.unity).</text:p>
            </text:list-item>
          </text:list>
        </text:list-item>
        <text:list-item>
          <text:p text:style-name="P97">Kompilacja:</text:p>
          <text:list text:continue-numbering="true">
            <text:list-item>
              <text:p text:style-name="P98">Przejść do File -&gt; Build Settings.</text:p>
            </text:list-item>
            <text:list-item>
              <text:p text:style-name="P99">Dodać wszystkie sceny do listy (Add Open Scenes), zachowując ich kolejność:</text:p>
              <text:list text:continue-numbering="true">
                <text:list-item>
                  <text:p text:style-name="P100">Scena 1 – Budynek</text:p>
                </text:list-item>
                <text:list-item>
                  <text:p text:style-name="P101">Scena 2 – Las</text:p>
                </text:list-item>
                <text:list-item>
                  <text:p text:style-name="P102">Scena 3 – UFO</text:p>
                </text:list-item>
              </text:list>
            </text:list-item>
            <text:list-item>
              <text:p text:style-name="P103">Wybrać platformę (np. PC, Mac &amp; Linux Standalone) i kliknąć Build.</text:p>
            </text:list-item>
            <text:list-item>
              <text:p text:style-name="P104">Wskazać folder docelowy i zatwierdzić proces.</text:p>
            </text:list-item>
          </text:list>
        </text:list-item>
        <text:list-item>
          <text:p text:style-name="P105">Uruchomienie:</text:p>
          <text:list text:continue-numbering="true">
            <text:list-item>
              <text:p text:style-name="P106">Po ukończeniu kompilacji uruchomić plik .exe wygenerowany w folderze docelowym.</text:p>
            </text:list-item>
            <text:list-item>
              <text:p text:style-name="P107">Alternatywnie: uruchomić grę bezpośrednio z edytora Unity, klikając Play w głównym oknie.</text:p>
            </text:list-item>
          </text:list>
        </text:list-item>
      </text:list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<text:span text:style-name="T116">Opis działania gry</text:span><text:span text:style-name="T117">:</text:span></text:p>
      <text:p text:style-name="P118">Szczegóły zagadek w scenie 1 (Budynek)</text:p>
      <text:p text:style-name="P119"><text:span text:style-name="T120">Pierwsza scena gry –<text:s/></text:span><text:span text:style-name="T121">wnętrze budynku</text:span><text:span text:style-name="T122"><text:s/>– zawiera nie tylko dynamiczną walkę z przeciwnikami typu UFO, ale również kilka<text:s/></text:span><text:span text:style-name="T123">zagadek<text:s/></text:span><text:span text:style-name="T124">logicznych, które gracz musi rozwiązać, by móc kontynuować grę i odblokować przejścia do kolejnych pomieszczeń. Zagadki są zintegrowane ze środowiskiem – pojawiają się na ścianach, terminalach lub w postaci interaktywnych obiektów w otoczeniu. Poniżej przedstawiono trzy kluczowe zagadki dostępne w tym etapie:</text:span><text:line-break/><text:span text:style-name="T125">Zagadka 1: Liczby pierwsze</text:span><text:line-break/><text:span text:style-name="T126">Na ścianie znajduje się sekwencja liczb:</text:span><text:line-break/><text:span text:style-name="T127"><text:s/>2, 3, 5, 7, 11,?</text:span><text:line-break/><text:span text:style-name="T128">Obok gracz widzi cztery przyciski z możliwymi odpowiedziami:</text:span><text:line-break/><text:span text:style-name="T129"><text:s/>13, 12, 14, 10</text:span><text:line-break/><text:span text:style-name="T130">Wskazówka (wyświetlana obok):</text:span><text:line-break/><text:span text:style-name="T131">„Tylko liczby, których nie można podzielić na mniejsze części, są kluczem do przejścia.”</text:span><text:line-break/><text:span text:style-name="T132">Gracz musi rozpoznać, że chodzi o ciąg liczb pierwszych – takich, które dzielą się wyłącznie przez 1 i samą siebie.</text:span><text:line-break/><text:span text:style-name="T133">Poprawna odpowiedź: 13 – jest kolejną liczbą pierwszą po 11.</text:span><text:line-break/><text:span text:style-name="T134">Po wyborze właściwej odpowiedzi otwierają się drzwi prowadzące dalej. Błędna odpowiedź aktywuje przeciwnika lub pułapkę.</text:span></text:p>
      <text:h text:style-name="P135" text:outline-level="4"><text:span text:style-name="T136">Zagadka 2: Gdzie ukrył się serwer?</text:span><text:line-break/><text:span text:style-name="T137">Na ekranie terminala pojawia się komunikat:</text:span><text:line-break/><text:span text:style-name="T138">„Serwer zniknął! Analizuję ślad danych... Gdzie on może być?”</text:span><text:line-break/><text:span text:style-name="T139">Na ścianie widoczne są cztery symbole:</text:span><text:line-break/><text:span text:style-name="T140"><text:s/>Pustynia</text:span><text:line-break/><text:span text:style-name="T141"><text:s/>Rzeka</text:span><text:line-break/><text:span text:style-name="T142"><text:s/>Góry</text:span><text:line-break/><text:span text:style-name="T143"><text:s/>Statek UFO</text:span><text:span text:style-name="T144"><text:s/></text:span><text:line-break/><text:span text:style-name="T145">Wskazówka z terminala:</text:span><text:line-break/><text:span text:style-name="T146">„Serwer ostatnio był widziany w chmurze.”</text:span><text:line-break/><text:span text:style-name="T147">Gracz musi powiązać wskazówkę z symbolem, który metaforycznie odpowiada „chmurze” – w tym przypadku jest to<text:s/></text:span><text:span text:style-name="T148">UFO</text:span><text:span text:style-name="T149">, ponieważ porusza się po niebie, a więc może być utożsamiane z „chmurą” (jak w kontekście „chmury danych”).</text:span><text:line-break/><text:span text:style-name="T150">Poprawna odpowiedź: 🛸 Statek UFO</text:span><text:line-break/><text:span text:style-name="T151">Wybranie właściwej lokalizacji uruchamia przejście lub odblokowuje dalszy terminal. Błąd może spowodować zamknięcie drzwi lub atak przeciwników.</text:span></text:h>
      <text:h text:style-name="P152" text:outline-level="4"><text:line-break/><text:line-break/><text:span text:style-name="T153">Z</text:span><text:span text:style-name="T154">agadka 3: Czas – największa siła</text:span><text:line-break/><text:span text:style-name="T155">Na stole znajdują się różne przedmioty (artefakty), w tym m.in. zegar, klepsydra oraz kilka losowych obiektów. Nad stołem widnieje zagadka:</text:span><text:line-break/><text:span text:style-name="T156">"Coś, przed czym w świecie nic nie uciecze,</text:span><text:line-break/><text:span text:style-name="T157"><text:s/>co gnie żelazo, przegryza miecze,</text:span><text:line-break/><text:span text:style-name="T158"><text:s/>pożera ptaki, zwierzęta, ziele,</text:span><text:line-break/><text:span text:style-name="T159"><text:s/>najtwardszy kamień na mąkę miele,</text:span><text:line-break/><text:span text:style-name="T160"><text:s/>królów nie szczędzi, rozwala mury,</text:span><text:line-break/><text:span text:style-name="T161"><text:s/>poniża nawet najwyższe góry."</text:span><text:line-break/><text:span text:style-name="T162">W pobliżu ukryta jest wskazówka:</text:span><text:line-break/><text:span text:style-name="T163">„Wybierz symbol, który najlepiej przypomina ci coś, co przed sesją staje się najważniejszym zasobem.”</text:span><text:line-break/><text:span text:style-name="T164">Gracz musi zrozumieć, że odpowiedzią na zagadkę jest czas – jedyna siła, której nie da się zatrzymać. Odpowiednim artefaktem będzie więc zegar (lub klepsydra – zależnie od interpretacji i ustawień gry).</text:span><text:line-break/><text:span text:style-name="T165">Poprawna odpowiedź: Zegar</text:span><text:line-break/><text:span text:style-name="T166"><text:s/>Po wybraniu zegara, gracz aktywuje kolejny segment gry lub zdobywa niezbędny klucz do drzwi.</text:span></text:h>
      <text:p text:style-name="P167"/>
      <text:p text:style-name="P168"/>
      <text:p text:style-name="P169"><text:s/></text:p>
      <text:p text:style-name="P170"/>
      <text:p text:style-name="P171"/>
      <text:p text:style-name="P172">Szczegóły zagadek w scenie 2 (Las)</text:p>
      <text:h text:style-name="P173" text:outline-level="4"><text:span text:style-name="T174">Zagadka 1: Baba Jaga patrzy</text:span><text:line-break/><text:span text:style-name="T175">Gracz natrafia na skrzynkę umieszczoną przy leśnym skrzyżowaniu. Wewnątrz znajduje się kartka z instrukcją:</text:span><text:line-break/><text:span text:style-name="T176">„Raz, dwa, trzy, Baba Jaga patrzy!</text:span><text:line-break/><text:span text:style-name="T177"><text:s/>Światło zapali się na zielono – ruszaj do przodu.</text:span><text:line-break/><text:span text:style-name="T178"><text:s/>Lecz kiedy zapali się na czerwono – musisz stanąć nieruchomo.</text:span><text:line-break/><text:span text:style-name="T179"><text:s/>W przeciwnym razie wrócisz na początek ścieżki i czeka cię powtórka… tak jak niektórych zajęć w semestrze.”</text:span><text:line-break/><text:span text:style-name="T180">Mechanika zagadki polega na uważnym obserwowaniu<text:s/></text:span><text:span text:style-name="T181">zmieniających się sygnałów świetlnych</text:span><text:span text:style-name="T182"><text:s/>(zielone = można się poruszać, czerwone = należy się zatrzymać). Jeśli gracz poruszy się w momencie, gdy zapali się czerwone światło, zostaje automatycznie cofnięty do początku odcinka.</text:span><text:line-break/><text:span text:style-name="T183">Zadanie rozwija refleks oraz umiejętność koncentracji i kontroli ruchu postaci. Odtwarza mechanikę znaną z klasycznych gier dziecięcych, ale w klimacie cyfrowej rozgrywki.</text:span></text:h>
      <text:p text:style-name="P184"/>
      <text:h text:style-name="P185" text:outline-level="4"><text:span text:style-name="T186">Zagadka 2: Most nad Rzeką</text:span><text:line-break/><text:span text:style-name="T187">Gracz dociera do drewnianego mostu nad rwącą rzeką. Most składa się z 10 pól ułożonych w siatkę 5×2 (5 rzędów, 2 kolumny). Tylko niektóre pola są stabilne – inne zapadają się i powodują upadek do rzeki, po czym gracz wraca na brzeg.</text:span><text:line-break/><text:span text:style-name="T188">Na początku wyświetla się komunikat:</text:span><text:line-break/><text:span text:style-name="T189">„Musisz odgadnąć, które kwadraty są prawidłowe, a które nie, i zapamiętać to dokładnie.</text:span><text:line-break/><text:span text:style-name="T190"><text:s/>Na początku musisz wybrać losowo, tak jak często bywa z twoimi odpowiedziami na egzaminie – bez pewności, ale z nadzieją, że dobrze trafiłeś.</text:span><text:line-break/><text:span text:style-name="T191"><text:s/>Z czasem będziesz musiał zaufać swojej pamięci.”</text:span><text:line-break/><text:span text:style-name="T192">Gracz metodą prób i błędów odkrywa poprawną sekwencję pól, zapamiętując swoje postępy. Każdy błąd skutkuje resetem i koniecznością rozpoczęcia od nowa. Mechanika przypomina klasyczne gry logiczne typu „Memory”, ale została zaadaptowana do przestrzennej, interaktywnej formy 3D.</text:span><text:line-break/><text:span text:style-name="T193">Zagadkę tę zaimplementowano jako system oparty na współrzędnych pól mostu</text:span><text:span text:style-name="T194"><text:s/>oraz zestawie „akceptowanych” indeksów zapisanych w tablicy. Przejście przez most wymaga pokonania wszystkich rzędów bez pomyłki.</text:span></text:h>
      <text:p text:style-name="P195"/>
      <text:h text:style-name="P196" text:outline-level="4"><text:span text:style-name="T197">Zagadka 3: Zagubiony Demon (proces)</text:span><text:line-break/><text:span text:style-name="T198">W dalszej części lasu gracz spotyka<text:s/></text:span><text:span text:style-name="T199">małego, smutnego demona</text:span><text:span text:style-name="T200"><text:s/>– antropomorficzną postać symbolizującą proces systemowy.<text:s/></text:span><text:line-break/><text:span text:style-name="T201">Demon płacze i mówi:</text:span><text:line-break/><text:span text:style-name="T202">„Jestem taki samotny... Mam taką ciężką pracę do wykonania, ale zgubiłem swojego rodzica. Nie wiem, gdzie on jest. Zawsze mnie prowadził, a teraz… zostałem sam.”</text:span><text:line-break/><text:span text:style-name="T203">Zadaniem gracza jest odnalezienie procesu nadrzędnego (rodzica) – postaci NPC znajdującej się w innej części lasu. Po krótkiej rozmowie z nim gracz wraca do demona i przekazuje informacje.</text:span><text:span text:style-name="T204"><text:s/>Zakończenie tego wątku umożliwia odblokowanie przejścia do kolejnego segmentu gry.</text:span><text:line-break/><text:span text:style-name="T205">Zagadkę zaprojektowano jako<text:s/></text:span><text:span text:style-name="T206">fabularną interakcję z dwoma niezależnymi postaciami</text:span><text:span text:style-name="T207">, wymagającą dialogu i logicznego powiązania informacji. Wprowadza ona elementy „questów pobocznych” i wzbogaca narrację gry.</text:span></text:h>
      <text:h text:style-name="P208" text:outline-level="4"><text:span text:style-name="T209">Zagadka 4: Leśna sekwencja świateł</text:span><text:line-break/><text:span text:style-name="T210">Gracz napotyka krąg złożony z kamiennych obelisków, które po chwili zaczynają błyskać w określonej kolejności. Na ekranie pojawia się tekst:</text:span><text:line-break/><text:span text:style-name="T211">„Pamiętasz, jak na studiach, kiedy kolega wysłał ci swoje sprawozdanie, a ty zamiast zmieniać cokolwiek, po prostu odwzorowałeś je 1:1?</text:span><text:line-break/><text:span text:style-name="T212"><text:s/>Dziś możesz się wykazać – odwzoruj sekwencję, tak jak ją widzisz. Żadnego błędu. Jeśli się pomylisz – od nowa.”</text:span><text:line-break/><text:span text:style-name="T213">Mechanika zagadki przypomina klasyczną grę „Simon Says”. Gracz obserwuje sekwencję błyskających obelisków i musi ją wiernie odwzorować, klikając w odpowiedniej kolejności. Wraz z postępem długość sekwencji może się zwiększać (opcjonalnie).</text:span><text:line-break/><text:span text:style-name="T214">Błąd skutkuje zresetowaniem sekwencji. Zadanie rozwija pamięć krótkotrwałą i zdolność do szybkiego odwzorowywania wzorców.</text:span></text:h>
      <text:p text:style-name="P215"><text:span text:style-name="T216">Szczegóły zagadek w scenie 3 (Ufo)</text:span><text:line-break/><text:line-break/><text:span text:style-name="T217">Ostatnia, trzecia scena gry przenosi gracza do wnętrza<text:s/></text:span><text:span text:style-name="T218">statku UFO</text:span><text:span text:style-name="T219">, który pełni funkcję<text:s/></text:span><text:span text:style-name="T220">finałowego etapu</text:span><text:span text:style-name="T221"><text:s/>całej rozgrywki. Głównym przeciwnikiem w tym etapie jest<text:s/></text:span><text:span text:style-name="T222">boss</text:span><text:span text:style-name="T223">, który nie walczy wyłącznie fizycznie, ale również psychicznie –<text:s/></text:span><text:span text:style-name="T224">zadaje pytania</text:span><text:span text:style-name="T225"><text:s/>sprawdzające wiedzę gracza.</text:span><text:line-break/><text:span text:style-name="T226">Zamiast klasycznej walki z użyciem broni, gracz zostaje postawiony przed<text:s/></text:span><text:span text:style-name="T227">serią pytań logicznych i faktograficznych</text:span><text:span text:style-name="T228"><text:s/>zadawanych przez bossa. Przykładowe pytania mogą dotyczyć geografii, nauki, kultury lub wiedzy ogólnej</text:span><text:span text:style-name="T229">.</text:span><text:line-break/><text:span text:style-name="T230">Prawidłowa odpowiedź:</text:span><text:span text:style-name="T231"><text:s/>boss traci określoną część punktów życia. Po kilku poprawnych odpowiedziach zostaje pokonany.<text:s/></text:span><text:span text:style-name="T232">Błędna odpowiedź:</text:span><text:span text:style-name="T233"><text:s/>gracz traci część swojego zdrowia. Jeśli zdrowie gracza spadnie do zera – gra kończy się porażką.</text:span></text:p>
      <text:p text:style-name="P234"/>
      <text:p text:style-name="P235"/>
      <text:p text:style-name="P236"><text:span text:style-name="T237">Instrukcja obsługi i sterowania:</text:span><text:line-break/><text:span text:style-name="T238">Sterowanie (klawiatura i mysz):</text:span></text:p>
      <text:list text:style-name="LFO3" text:continue-numbering="true">
        <text:list-item>
          <text:p text:style-name="P239"><text:span text:style-name="T240">W / A / S / D</text:span><text:span text:style-name="T241"><text:s/>-<text:s/></text:span><text:span text:style-name="T242">Ruch postaci: do przodu, w lewo, do tyłu, w prawo</text:span></text:p>
        </text:list-item>
        <text:list-item>
          <text:p text:style-name="P243"><text:span text:style-name="T244">Spacja<text:s/></text:span><text:span text:style-name="T245">-</text:span><text:span text:style-name="T246"><text:s/>Skok – używany do omijania przeszkód lub dostania się na wyższy poziom</text:span></text:p>
        </text:list-item>
        <text:list-item>
          <text:p text:style-name="P247"><text:span text:style-name="T248">Shift -</text:span><text:span text:style-name="T249"><text:s/></text:span><text:span text:style-name="T250">Sprint – zwiększa prędkość poruszania się gracza</text:span></text:p>
        </text:list-item>
        <text:list-item>
          <text:p text:style-name="P251"><text:span text:style-name="T252">LPM<text:s/></text:span><text:span text:style-name="T253">-</text:span><text:span text:style-name="T254"><text:s/>Strzał z broni</text:span></text:p>
        </text:list-item>
        <text:list-item>
          <text:p text:style-name="P255"><text:span text:style-name="T256">E</text:span><text:span text:style-name="T257">sc</text:span><text:span text:style-name="T258"><text:s/></text:span><text:span text:style-name="T259">– Pauza – otwiera menu gry</text:span></text:p>
        </text:list-item>
        <text:list-item>
          <text:p text:style-name="P260"><text:span text:style-name="T261">Ctrl</text:span><text:span text:style-name="T262"><text:s/>-<text:s/></text:span><text:span text:style-name="T263">Kucanie – przydatne przy skradaniu się lub przechodzeniu przez szczeliny</text:span></text:p>
        </text:list-item>
        <text:list-item>
          <text:p text:style-name="P264"><text:span text:style-name="T265">L / P</text:span><text:span text:style-name="T266"><text:s/>-</text:span><text:span text:style-name="T267"><text:s/>Przełączanie z broni na pochodnie i odwrotnie</text:span></text:p>
        </text:list-item>
        <text:list-item>
          <text:p text:style-name="P268"><text:span text:style-name="T269">C</text:span><text:span text:style-name="T270"><text:s/></text:span><text:span text:style-name="T271">– Atak pochodnią</text:span></text:p>
        </text:list-item>
        <text:list-item>
          <text:p text:style-name="P272"><text:span text:style-name="T273">+<text:s/></text:span><text:span text:style-name="T274">-</text:span><text:span text:style-name="T275"><text:s/>Przyspieszenie upływania czasu</text:span></text:p>
        </text:list-item>
        <text:list-item>
          <text:p text:style-name="P276"><text:span text:style-name="T277">-<text:s/></text:span><text:span text:style-name="T278">-<text:s/></text:span><text:span text:style-name="T279">Spowolnianie upływania czasu</text:span></text:p>
        </text:list-item>
      </text:list>
      <text:p text:style-name="P280"/>
      <text:p text:style-name="P281"><text:span text:style-name="T282">Interfejs użytkownika (UI):</text:span></text:p>
      <text:p text:style-name="P283"><text:span text:style-name="T284">W grze zaimplementowano prosty, czytelny i funkcjonalny system interfejsu użytkownika, który wspiera gracza w nawigacji po świecie oraz interakcji z otoczeniem. Szczególny nacisk położono na<text:s/></text:span><text:span text:style-name="T285">czytelność, intuicyjność i immersję</text:span><text:span text:style-name="T286">, bez przesadnego przeładowania ekranu elementami.</text:span></text:p>
      <text:h text:style-name="P287" text:outline-level="4">Elementy UI zastosowane w grze:</text:h>
      <text:list text:style-name="LFO2" text:continue-numbering="true">
        <text:list-item>
          <text:p text:style-name="P288">HUD (Heads-Up Display):</text:p>
          <text:list text:continue-numbering="true">
            <text:list-item>
              <text:p text:style-name="P289">Pasek zdrowia gracza</text:p>
            </text:list-item>
            <text:list-item>
              <text:p text:style-name="P290">Wskaźnik amunicji</text:p>
            </text:list-item>
            <text:list-item>
              <text:p text:style-name="P291">Wskaźnik pancerza</text:p>
            </text:list-item>
          </text:list>
        </text:list-item>
        <text:list-item>
          <text:p text:style-name="P292">Podpowiedzi kontekstowe:</text:p>
          <text:list text:continue-numbering="true">
            <text:list-item>
              <text:p text:style-name="P293">Komunikaty informujące o możliwości interakcji (“Rozpocznij”)</text:p>
            </text:list-item>
            <text:list-item>
              <text:p text:style-name="P294">Wskazówki podczas zadań<text:s/></text:p>
            </text:list-item>
          </text:list>
        </text:list-item>
      </text:list>
      <text:p text:style-name="P295"/>
      <text:p text:style-name="P296"><text:line-break/></text:p>
      <text:p text:style-name="P297"/>
      <text:p text:style-name="P298"/>
      <text:p text:style-name="P299"><text:span text:style-name="T300">Aby ułatwić graczowi odnalezienie zagadek rozmieszczonych w różnych częściach poziomu, zastosowano interaktywne oznaczenia w świecie gry:</text:span></text:p>
      <text:list text:style-name="LFO1" text:continue-numbering="true">
        <text:list-item>
          <text:p text:style-name="P301"><text:span text:style-name="T302"><text:s/></text:span><text:span text:style-name="T303">Wykrzykniki nad obiektami zagadkowymi</text:span><text:line-break/><text:span text:style-name="T304">Nad elementami zawierającymi zagadki (skrzynie, terminale, tablice, kręgi) umieszczono<text:s/></text:span><text:span text:style-name="T305">ikony wykrzyknika (!)<text:s/></text:span><text:span text:style-name="T306">w formie trójwymiarowych znaczników. Dzięki temu gracz z łatwością może zidentyfikować miejsca warte uwagi – nawet z większej odległości.</text:span></text:p>
        </text:list-item>
        <text:list-item>
          <text:p text:style-name="P307"><text:span text:style-name="T308"><text:s/></text:span><text:span text:style-name="T309">Aktywne canvas'y z zagadkami</text:span><text:line-break/><text:span text:style-name="T310">Gdy gracz podejdzie do wybranego obiektu i znajdzie się w jego zasięgu interakcji, automatycznie pojawia się<text:s/></text:span><text:span text:style-name="T311">Canvas UI<text:s/></text:span><text:span text:style-name="T312">zawierający treść zagadki (tekstową lub wizualną), ewentualne przyciski z odpowiedziami oraz pole z instrukcją.</text:span><text:line-break/><text:span text:style-name="T313"><text:s/>Po wybraniu odpowiedzi interfejs znika, a gra interpretuje wynik jako sukces lub porażkę.</text:span></text:p>
        </text:list-item>
        <text:list-item>
          <text:p text:style-name="P314"><text:span text:style-name="T315">Dynamiczne ukrywanie interfejsu</text:span><text:line-break/><text:span text:style-name="T316">Canvas pojawia się tylko w momencie interakcji i nie zakłóca standardowej rozgrywki, co zwiększa czytelność.</text:span></text:p>
        </text:list-item>
      </text:list>
      <text:p text:style-name="P317"/>
      <text:p text:style-name="P318"><text:span text:style-name="T319">Napotkane problemy i rozwiązania:</text:span><text:line-break/><text:span text:style-name="T320">W trakcie realizacji projektu pojawiło się kilka istotnych problemów technicznych i projektowych. Poniżej opisujemy najważniejsze z nich wraz ze sposobami, w jaki zostały rozwiązane:</text:span></text:p>
      <text:p text:style-name="P321"><text:span text:style-name="T322">Problem 1: Nieprawidłowe ustawienie gracza po wczytaniu sceny</text:span><text:line-break/><text:span text:style-name="T323">Opis:</text:span><text:line-break/><text:span text:style-name="T324">Po załadowaniu nowej sceny gracz pojawiał się poza właściwym obszarem gry – często wypadał poza mapę lub znajdował się w niewłaściwym miejscu. Problem ten występował szczególnie przy przejściu ze sceny lasu do wnętrza UFO.</text:span><text:line-break/><text:span text:style-name="T325">Rozwiązanie:</text:span><text:line-break/><text:span text:style-name="T326">Okazało się, że scena była ładowana w tle, zanim zakończyło się pełne wczytanie danych, przez co logika ustawiania pozycji wykonywała się zbyt wcześnie. Aby to naprawić, zrezygnowano z asynchronicznego ładowania sceny na rzecz pełnego, zsynchronizowanego ładowania. Dodatkowo dodano alternatywny punkt startowy (</text:span><text:span text:style-name="T327">StartPoint_2</text:span><text:span text:style-name="T328">), który przejmuje kontrolę, jeśli główny punkt zawiedzie.</text:span></text:p>
      <text:p text:style-name="P329"><text:line-break/></text:p>
      <text:p text:style-name="P330"/>
      <text:p text:style-name="P331"><text:span text:style-name="T332">Problem 2: UFO przenikało przez ściany</text:span><text:line-break/><text:span text:style-name="T333">Opis:</text:span><text:line-break/><text:span text:style-name="T334">Podczas testów zauważyliśmy, że przeciwnicy typu UFO często wlatywali w ściany i inne obiekty sceny, ignorując kolizje. Takie zachowanie niszczyło immersję i utrudniało właściwe prowadzenie rozgrywki.</text:span><text:line-break/><text:span text:style-name="T335">Rozwiązanie:</text:span><text:line-break/><text:span text:style-name="T336">Problem wynikał z niewłaściwie przygotowanej animacji ruchu oraz nieodpowiednich ustawień komponentów kolizji. Poprawiono animację poruszania się UFO, a także zwiększono jego promień detekcji przeszkód. Zoptymalizowano również komponenty<text:s/></text:span><text:span text:style-name="T337">Rigidbody</text:span><text:span text:style-name="T338"><text:s/>i<text:s/></text:span><text:span text:style-name="T339">Collider</text:span><text:span text:style-name="T340">, dzięki czemu przeciwnik poprawnie reaguje na obiekty otoczenia i nie wnika już w geometrię sceny.</text:span></text:p>
      <text:p text:style-name="P341"/>
      <text:h text:style-name="P342" text:outline-level="4"><text:span text:style-name="T343">Problem 3: Gracz nie mógł wchodzić po schodach</text:span><text:line-break/><text:span text:style-name="T344">Opis:</text:span><text:line-break/><text:span text:style-name="T345"><text:s/>Postać gracza nie była w stanie wspinać się po schodach – zatrzymywała się na krawędziach lub „ślizgała się” po nich, co uniemożliwiało dalsze przejście gry w niektórych lokacjach.</text:span><text:line-break/><text:span text:style-name="T346">Rozwiązanie:</text:span><text:line-break/><text:span text:style-name="T347">Problem leżał w zastosowanym<text:s/></text:span><text:span text:style-name="T348">Capsule Colliderze</text:span><text:span text:style-name="T349">, który nie współdziałał dobrze z geometrią schodów. Rozwiązaniem było zastąpienie go<text:s/></text:span><text:span text:style-name="T350">Box Colliderem</text:span><text:span text:style-name="T351">, który lepiej współpracuje z pochyłościami i zapewnia stabilne poruszanie się po schodach. Dzięki tej zmianie gracz może teraz swobodnie wchodzić na schody bez potrzeby stosowania dodatkowych skryptów wspomagających.</text:span></text:h>
      <text:p text:style-name="P352"/>
      <text:p text:style-name="P353"><text:span text:style-name="T354">Ostateczna wersja gry:</text:span><text:line-break/><text:span text:style-name="T355">Wersja finalna gry została dostarczona w formacie wykonywalnym (.exe)</text:span><text:span text:style-name="T356"><text:s/>wraz z niezbędnymi plikami Data oraz README.txt. Gra została przetestowana na systemie Windows.</text:span></text:p>
      <text:p text:style-name="P357"/>
      <text:p text:style-name="P358"/>
      <text:p text:style-name="P359"/>
      <text:p text:style-name="P360"/>
      <text:p text:style-name="P361"/>
      <text:p text:style-name="P362"><text:span text:style-name="T363">Podsumowanie:</text:span><text:line-break/><text:span text:style-name="T364">Realizacja projektu naszej gry była kompleksowym procesem, łączącym zagadnienia z zakresu programowania, projektowania gier, modelowania 3D, a także tworzenia interfejsów i rozwiązywania problemów typowych dla produkcji interaktywnych. Głównym założeniem było stworzenie gry, która w sposób spójny połączy elementy strzelanki z logicznymi zagadkami, wciągającą rozgrywką i trójwymiarowym światem.</text:span></text:p>
      <text:p text:style-name="P365">W trakcie prac udało się zaprojektować i zaimplementować trzy zróżnicowane sceny, każdą o innej estetyce i mechanice działania. Gracz stopniowo przechodzi przez zamknięty budynek, otwarty las oraz futurystyczne wnętrze statku UFO, rozwiązując łamigłówki, walcząc z przeciwnikami i podejmując decyzje wpływające na przebieg rozgrywki. Zastosowanie różnych typów zagadek (logiczne, pamięciowe, interakcyjne) pozwoliło wzbogacić doświadczenie i urozmaicić przebieg gry, jednocześnie podkreślając edukacyjny i intelektualny charakter projektu.</text:p>
      <text:p text:style-name="P366"><text:span text:style-name="T367">Od strony technicznej projekt został zrealizowany w oparciu o silnik<text:s/></text:span><text:span text:style-name="T368">Unity</text:span><text:span text:style-name="T369"><text:s/>z użyciem języka<text:s/></text:span><text:span text:style-name="T370">C#</text:span><text:span text:style-name="T371"><text:s/>oraz środowiska<text:s/></text:span><text:span text:style-name="T372">Visual Studio</text:span><text:span text:style-name="T373">, co umożliwiło stworzenie solidnej bazy kodowej i elastycznego systemu logiki gry. Modele przeciwników, elementów otoczenia oraz interaktywne obiekty zostały przygotowane w<text:s/></text:span><text:span text:style-name="T374">Blenderze</text:span><text:span text:style-name="T375"><text:s/>lub pozyskane z gotowych zasobów i odpowiednio zmodyfikowane. W procesie twórczym szczególną uwagę poświęcono<text:s/></text:span><text:span text:style-name="T376">oprawie UI</text:span><text:span text:style-name="T377"><text:s/>i<text:s/></text:span><text:span text:style-name="T378">czytelności interakcji</text:span><text:span text:style-name="T379">, co przełożyło się m.in. na oznaczanie zagadek wykrzyknikami oraz zastosowanie dynamicznych paneli typu Canvas.</text:span></text:p>
      <text:p text:style-name="P380">Projekt nie był pozbawiony trudności – napotkaliśmy szereg problemów, takich jak nieprawidłowe ładowanie pozycji gracza, błędy w kolizjach przeciwników czy ograniczenia ruchu po schodach. Każdy z tych problemów został jednak skutecznie rozwiązany poprzez analizę, testy oraz poprawki w kodzie i ustawieniach Unity, co finalnie pozwoliło na znaczące podniesienie jakości rozgrywki.</text:p>
      <text:p text:style-name="P381"><text:span text:style-name="T382">Finalna wersja gry działa płynnie i stabilnie, oferując rozgrywkę o zróżnicowanym tempie – od dynamicznych momentów walki, przez segmenty eksploracyjne, aż po momenty wymagające logicznego myślenia i skupienia. Całość tworzy spójne, zamknięte doświadczenie, które można uruchomić jako pełnoprawny plik wykonywalny na systemie Windows (lub Linux), zgodnie z założeniami projektowym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Apto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jda</meta:initial-creator>
    <dc:creator>Maria Majda</dc:creator>
    <meta:creation-date>2025-06-23T16:35:00Z</meta:creation-date>
    <dc:date>2025-06-23T16:35:00Z</dc:date>
    <meta:template xlink:href="Normal.dotm" xlink:type="simple"/>
    <meta:editing-cycles>1</meta:editing-cycles>
    <meta:editing-duration>PT0S</meta:editing-duration>
    <meta:document-statistic meta:page-count="1" meta:paragraph-count="34" meta:word-count="2488" meta:character-count="17384" meta:row-count="124" meta:non-whitespace-character-count="14930"/>
  </office:meta>
</office:document-meta>
</file>